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0.806cm"/>
    </style:style>
    <style:style style:name="Tableau1.B" style:family="table-column">
      <style:table-column-properties style:column-width="3.621cm"/>
    </style:style>
    <style:style style:name="Tableau1.C" style:family="table-column">
      <style:table-column-properties style:column-width="2.565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305cm"/>
    </style:style>
    <style:style style:name="Tableau1.F" style:family="table-column">
      <style:table-column-properties style:column-width="2.494cm"/>
    </style:style>
    <style:style style:name="Tableau1.G" style:family="table-column">
      <style:table-column-properties style:column-width="4.2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G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.212cm" fo:margin-bottom="0.212cm" loext:contextual-spacing="false"/>
    </style:style>
    <style:style style:name="P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4" style:family="paragraph" style:parent-style-name="Table_20_Contents">
      <style:paragraph-properties fo:margin-top="0.212cm" fo:margin-bottom="0.212cm" loext:contextual-spacing="false" style:vertical-align="middle"/>
      <style:text-properties style:font-name="Times New Roman" fo:language="fr" fo:country="FR"/>
    </style:style>
    <style:style style:name="P5" style:family="paragraph" style:parent-style-name="Table_20_Contents">
      <style:paragraph-properties fo:margin-top="0.212cm" fo:margin-bottom="0.212cm" loext:contextual-spacing="false"/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8" style:family="paragraph" style:parent-style-name="Table_20_Contents">
      <style:paragraph-properties fo:line-height="150%"/>
      <style:text-properties style:font-name="Times New Roman" fo:language="fr" fo:country="FR"/>
    </style:style>
    <style:style style:name="P9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10" style:family="paragraph" style:parent-style-name="Table_20_Contents">
      <style:text-properties style:font-name="Times New Roman" fo:language="fr" fo:country="FR" officeooo:rsid="0007b3c5" officeooo:paragraph-rsid="0007b3c5"/>
    </style:style>
    <style:style style:name="P11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12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3" style:family="paragraph" style:parent-style-name="Table_20_Contents">
      <style:text-properties style:font-name="Times New Roman" fo:language="fr" fo:country="FR" officeooo:rsid="000b8621" officeooo:paragraph-rsid="000b862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style:font-name="Times New Roman" fo:language="fr" fo:country="FR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7" style:family="paragraph" style:parent-style-name="Standard">
      <style:text-properties style:font-name="Times New Roman" fo:language="fr" fo:country="FR" officeooo:rsid="0007b3c5" officeooo:paragraph-rsid="0007b3c5"/>
    </style:style>
    <style:style style:name="P18" style:family="paragraph" style:parent-style-name="Standard">
      <style:text-properties style:font-name="Times New Roman" fo:language="fr" fo:country="FR" officeooo:rsid="0008dbd7" officeooo:paragraph-rsid="0008dbd7"/>
    </style:style>
    <style:style style:name="P19" style:family="paragraph" style:parent-style-name="Standard">
      <style:text-properties style:font-name="Times New Roman" fo:language="fr" fo:country="FR" officeooo:rsid="000b8621" officeooo:paragraph-rsid="000b8621"/>
    </style:style>
    <style:style style:name="P20" style:family="paragraph" style:parent-style-name="Table_20_Contents">
      <style:paragraph-properties fo:margin-top="0.011cm" fo:margin-bottom="0.011cm" loext:contextual-spacing="false"/>
      <style:text-properties style:font-name="Times New Roman" fo:language="fr" fo:country="FR"/>
    </style:style>
    <style:style style:name="P21" style:family="paragraph" style:parent-style-name="Heading_20_4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2" style:family="paragraph" style:parent-style-name="Heading_20_4">
      <style:text-properties style:font-name="Times New Roman" fo:language="fr" fo:country="FR" fo:font-weight="normal" style:font-weight-asian="normal" style:font-weight-complex="normal"/>
    </style:style>
    <style:style style:name="P23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3" style:family="text"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style:font-name="Times New Roman" fo:language="fr" fo:country="FR" fo:font-weight="bold" style:font-weight-asian="bold" style:font-weight-complex="bold"/>
    </style:style>
    <style:style style:name="T5" style:family="text">
      <style:text-properties officeooo:rsid="0008d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4"><text:span text:style-name="Police_20_par_20_défaut"><text:span text:style-name="T1">Sprint Backlog <text:s/>N° XX</text:span></text:span></text:h>
      <text:h text:style-name="P21" text:outline-level="4"/>
      <text:h text:style-name="Heading_20_4" text:outline-level="4"><text:span text:style-name="Police_20_par_20_défaut"><text:span text:style-name="T2">1. Liste des fonctionnalités (items)</text:span></text:span></text:h>
      <text:h text:style-name="P22" text:outline-level="4">Id(31) Définir un environnement de développement pour structurer le travail de l’équipe</text:h>
      <text:h text:style-name="P22" text:outline-level="4">Id(32) Déterminer le moteur graphique et physique utilisé</text:h>
      <text:p text:style-name="P4">Id(29)Évaluer JavaFx comme support pour certains différents moteurs spécialisés afin de capitaliser sur un framework éprouvé.</text:p>
      <text:h text:style-name="P22" text:outline-level="4">Id(30) Associer des sons à des événements pour augmenter l’immersion</text:h>
      <text:p text:style-name="P2"><text:bookmark text:name="__DdeLink__2191_1487296231"/><text:span text:style-name="Police_20_par_20_défaut"><text:span text:style-name="T3">2. Liste des tâches</text:span></text:span></text:p>
      <text:p text:style-name="P3">Id(31) Créer le projet intelliJ.</text:p>
      <text:p text:style-name="P3">Partager le projet sur github.</text:p>
      <text:p text:style-name="P3"/>
      <text:p text:style-name="P3">Id(32) Déterminer les librairies à utiliser pour le moteur graphique et physique.</text:p>
      <text:p text:style-name="P3">Tester l’intégration et le fonctionnement des librairies.</text:p>
      <text:p text:style-name="P3"/>
      <text:p text:style-name="P3">Id(30)Trouver ou créer les différents sprites nécessaire à l’affichage des entités et objets.</text:p>
      <text:p text:style-name="P3">Trouver les sons à utiliser.</text:p>
      <text:p text:style-name="P3">Afficher un sprite.</text:p>
      <text:p text:style-name="P3">Créer et afficher un labyrinthe.</text:p>
      <text:p text:style-name="P5">3. Livrables</text:p>
      <text:p text:style-name="P3">Librairies jar retenues.</text:p>
      <text:p text:style-name="P2"><text:span text:style-name="Police_20_par_20_défaut"><text:span text:style-name="T3">4. Plannification et affection des tâches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7">Nom de tâche</text:p>
          </table:table-cell>
          <table:table-cell table:style-name="Tableau1.A1" office:value-type="string">
            <text:p text:style-name="P14"><text:span text:style-name="Police_20_par_20_défaut"><text:span text:style-name="T4">Date de début</text:span></text:span></text:p>
          </table:table-cell>
          <table:table-cell table:style-name="Tableau1.A1" office:value-type="string">
            <text:p text:style-name="P14"><text:span text:style-name="Police_20_par_20_défaut"><text:span text:style-name="T4">Date de fin</text:span></text:span></text:p>
          </table:table-cell>
          <table:table-cell table:style-name="Tableau1.A1" office:value-type="string">
            <text:p text:style-name="P7">Acteur principal</text:p>
          </table:table-cell>
          <table:table-cell table:style-name="Tableau1.A1" office:value-type="string">
            <text:p text:style-name="P14"><text:bookmark-start text:name="__DdeLink__2013_1487296231"/><text:span text:style-name="Police_20_par_20_défaut"><text:span text:style-name="T4">Acteur </text:span></text:span><text:bookmark-end text:name="__DdeLink__2013_1487296231"/><text:span text:style-name="Police_20_par_20_défaut"><text:span text:style-name="T4">secondaire</text:span></text:span></text:p>
          </table:table-cell>
          <table:table-cell table:style-name="Tableau1.G1" office:value-type="string">
            <text:p text:style-name="P7">Etat de la tâch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Création projet</text:p>
          </table:table-cell>
          <table:table-cell table:style-name="Tableau1.A1" office:value-type="string">
            <text:p text:style-name="P6">06/11, 17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Déterminer moteur <text:s/>graph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Déterminer moteur <text:s/>phys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15">Franck</text:p>
          </table:table-cell>
          <table:table-cell table:style-name="Tableau1.A1" office:value-type="string">
            <text:p text:style-name="P15">Rémi</text:p>
          </table:table-cell>
          <table:table-cell table:style-name="Tableau1.G1" office:value-type="string">
            <text:p text:style-name="P15">En cours d’avancement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Sprit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Youssef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15">En cours d’avancement, reste à découper sous photoshop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on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Hervé</text:p>
          </table:table-cell>
          <table:table-cell table:style-name="Tableau1.A1" office:value-type="string">
            <text:p text:style-name="P6">Youssef</text:p>
          </table:table-cell>
          <table:table-cell table:style-name="Tableau1.G1" office:value-type="string">
            <text:p text:style-name="P6">Terminée</text:p>
          </table:table-cell>
        </table:table-row>
        <text:soft-page-break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Intégration librairies/moteur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Gautier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Test librairi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Rémi</text:p>
          </table:table-cell>
          <table:table-cell table:style-name="Tableau1.G1" office:value-type="string">
            <text:p text:style-name="P6">OpenGL testé mais JavaFX pas encor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Partage Github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/Rémi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Fonction<text:span text:style-name="T5">s</text:span> graphiques basique</text:p>
          </table:table-cell>
          <table:table-cell table:style-name="Tableau1.A1" office:value-type="string">
            <text:p text:style-name="P10">9/11</text:p>
          </table:table-cell>
          <table:table-cell table:style-name="Tableau1.A1" office:value-type="string">
            <text:p text:style-name="P6">--</text:p>
          </table:table-cell>
          <table:table-cell table:style-name="Tableau1.A1" office:value-type="string">
            <text:p text:style-name="P17">Gautier</text:p>
          </table:table-cell>
          <table:table-cell table:style-name="Tableau1.A1" office:value-type="string">
            <text:p text:style-name="P18">Rémi/Youssef</text:p>
          </table:table-cell>
          <table:table-cell table:style-name="Tableau1.G1" office:value-type="string">
            <text:p text:style-name="P18">En cours et à tester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Exemple d’utilisation basique + doc graphique</text:p>
          </table:table-cell>
          <table:table-cell table:style-name="Tableau1.A1" office:value-type="string">
            <text:p text:style-name="P12">9/11</text:p>
          </table:table-cell>
          <table:table-cell table:style-name="Tableau1.A1" office:value-type="string">
            <text:p text:style-name="P6">–</text:p>
          </table:table-cell>
          <table:table-cell table:style-name="Tableau1.A1" office:value-type="string">
            <text:p text:style-name="P12">Gautier</text:p>
          </table:table-cell>
          <table:table-cell table:style-name="Tableau1.A1" office:value-type="string">
            <text:p text:style-name="P12">Franck/Hervé</text:p>
          </table:table-cell>
          <table:table-cell table:style-name="Tableau1.G1" office:value-type="string">
            <text:p text:style-name="P12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Avancement du GDD</text:p>
          </table:table-cell>
          <table:table-cell table:style-name="Tableau1.A1" office:value-type="string">
            <text:p text:style-name="P13">06/11, 16h</text:p>
          </table:table-cell>
          <table:table-cell table:style-name="Tableau1.A1" office:value-type="string">
            <text:p text:style-name="P13">19h</text:p>
          </table:table-cell>
          <table:table-cell table:style-name="Tableau1.A1" office:value-type="string">
            <text:p text:style-name="P19">Franck/Hervé/Rémi/Youssef/Gautier</text:p>
          </table:table-cell>
          <table:table-cell table:style-name="Tableau1.A1" office:value-type="string">
            <text:p text:style-name="P15">–</text:p>
          </table:table-cell>
          <table:table-cell table:style-name="Tableau1.G1" office:value-type="string">
            <text:p text:style-name="P19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G1" office:value-type="string">
            <text:p text:style-name="P6"/>
          </table:table-cell>
        </table:table-row>
      </table:table>
      <text:p text:style-name="P3"/>
      <text:p text:style-name="P3"/>
      <text:p text:style-name="P2"><text:span text:style-name="Police_20_par_20_défaut"><text:span text:style-name="T3">5. Diagramme de Gantt prévisionnel</text:span></text:span></text:p>
      <text:p text:style-name="P5"/>
      <text:p text:style-name="P3">Première version du tableau rempli. Pensez à insérer ce diagramme en mode paysage.</text:p>
      <text:p text:style-name="P5"/>
      <text:p text:style-name="P2"><text:span text:style-name="Police_20_par_20_défaut"><text:span text:style-name="T3">6. Diagramme de Gantt réel</text:span></text:span></text:p>
      <text:p text:style-name="P3"/>
      <text:p text:style-name="P3">Dernière version du tableau modifié qui correspond à la fin de l’itération.</text:p>
      <text:p text:style-name="P3"/>
      <text:p text:style-name="P2"><text:span text:style-name="Police_20_par_20_défaut"><text:span text:style-name="T3">7. Commentaires</text:span></text:span></text:p>
      <text:p text:style-name="P5"/>
      <text:p text:style-name="P3">Souligner ce qui a bien marché pour le faire perdurer, ce qui <text:s/>n’a pas marché pour le rectifier lors des prochaines itérations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0T13:29:57.488876954</dc:date>
    <meta:editing-cycles>82</meta:editing-cycles>
    <meta:editing-duration>PT3H58M12S</meta:editing-duration>
    <meta:document-statistic meta:table-count="1" meta:image-count="0" meta:object-count="0" meta:page-count="2" meta:paragraph-count="98" meta:word-count="306" meta:character-count="1972" meta:non-whitespace-character-count="1758"/>
    <meta:template xlink:type="simple" xlink:actuate="onRequest" xlink:title="" xlink:href="../sprint1.odt/Normal.dotm"/>
  </office:meta>
</office:document-meta>
</file>